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 officeooo:rsid="0000b53b"/>
    </style:style>
    <style:style style:name="P2" style:family="paragraph" style:parent-style-name="Standard">
      <style:text-properties style:font-name="Arial" fo:language="pt" fo:country="BR" officeooo:rsid="0000b53b" officeooo:paragraph-rsid="0000b53b"/>
    </style:style>
    <style:style style:name="P3" style:family="paragraph" style:parent-style-name="Standard">
      <style:text-properties style:font-name="Arial" fo:language="pt" fo:country="BR" officeooo:rsid="0000b53b" officeooo:paragraph-rsid="00085644"/>
    </style:style>
    <style:style style:name="P4" style:family="paragraph" style:parent-style-name="Standard">
      <style:text-properties style:font-name="Arial" fo:language="pt" fo:country="BR" officeooo:rsid="000e12dc" officeooo:paragraph-rsid="000e12dc"/>
    </style:style>
    <style:style style:name="P5" style:family="paragraph" style:parent-style-name="Standard">
      <style:text-properties officeooo:paragraph-rsid="0000b53b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officeooo:rsid="000c763d" officeooo:paragraph-rsid="000c763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fo:language="pt" fo:country="BR" officeooo:rsid="0000b53b" officeooo:paragraph-rsid="00085644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style:font-name="Consolas" fo:font-size="10pt" fo:font-style="italic" style:font-size-asian="10pt" style:font-style-asian="italic"/>
    </style:style>
    <style:style style:name="T5" style:family="text">
      <style:text-properties fo:color="#3f7f5f" style:font-name="Consolas" fo:font-size="10pt" style:font-size-asian="10pt"/>
    </style:style>
    <style:style style:name="T6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7" style:family="text">
      <style:text-properties fo:color="#6a3e3e" style:font-name="Consolas" fo:font-size="10pt" style:font-size-asian="10pt"/>
    </style:style>
    <style:style style:name="T8" style:family="text">
      <style:text-properties fo:color="#2a00ff" style:font-name="Consolas" fo:font-size="10pt" style:font-size-asian="10pt"/>
    </style:style>
    <style:style style:name="T9" style:family="text">
      <style:text-properties officeooo:rsid="00085644"/>
    </style:style>
    <style:style style:name="T1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1" style:family="text">
      <style:text-properties fo:color="#0000c0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s: Thiago e Matheus.</text:p>
      <text:p text:style-name="P1"/>
      <text:p text:style-name="P4">O Trabalho está no seguinte repositório: </text:p>
      <text:p text:style-name="P4"/>
      <text:p text:style-name="P4"><text:a xlink:type="simple" xlink:href="https://github.com/thiagoDaherFortunato/trabalhoSistemasDistribuidos" text:style-name="Internet_20_link" text:visited-style-name="Visited_20_Internet_20_Link">https://github.com/thiagoDaherFortunato/trabalhoSistemasDistribuidos</text:a> </text:p>
      <text:p text:style-name="P2">Classe<text:span text:style-name="T9">s</text:span>:</text:p>
      <text:p text:style-name="P2">----------------------------------------------------------</text:p>
      <text:p text:style-name="P2">package Principal;</text:p>
      <text:p text:style-name="P2"/>
      <text:p text:style-name="P2">/*</text:p>
      <text:p text:style-name="P2"><text:s/>* Dupla Thiago e Matheus</text:p>
      <text:p text:style-name="P2"><text:s/>* </text:p>
      <text:p text:style-name="P2">*/</text:p>
      <text:p text:style-name="P2">import java.io.DataInputStream;</text:p>
      <text:p text:style-name="P2">import java.io.DataOutputStream;</text:p>
      <text:p text:style-name="P2">import java.io.EOFException;</text:p>
      <text:p text:style-name="P2">import java.io.IOException;</text:p>
      <text:p text:style-name="P2">import java.net.Socket;</text:p>
      <text:p text:style-name="P2"/>
      <text:p text:style-name="P2">class Connection extends Thread{</text:p>
      <text:p text:style-name="P2"><text:tab/>DataInputStream in;</text:p>
      <text:p text:style-name="P2"><text:tab/>DataOutputStream out;</text:p>
      <text:p text:style-name="P2"><text:tab/>Socket clientSocket;</text:p>
      <text:p text:style-name="P2"><text:tab/>int chave;</text:p>
      <text:p text:style-name="P2"><text:tab/></text:p>
      <text:p text:style-name="P2"><text:tab/>public Connection(Socket aClientSocket, int chaveConstrutor) {</text:p>
      <text:p text:style-name="P2"><text:tab/><text:tab/>try{</text:p>
      <text:p text:style-name="P2"><text:tab/><text:tab/><text:tab/>chave=chaveConstrutor;</text:p>
      <text:p text:style-name="P2"><text:tab/><text:tab/><text:tab/>clientSocket = aClientSocket;</text:p>
      <text:p text:style-name="P2"><text:tab/><text:tab/><text:tab/>in = new DataInputStream(clientSocket.getInputStream());</text:p>
      <text:p text:style-name="P2"><text:tab/><text:tab/><text:tab/>out = new DataOutputStream(clientSocket.getOutputStream());</text:p>
      <text:p text:style-name="P2"><text:tab/><text:tab/><text:tab/>this.start();</text:p>
      <text:p text:style-name="P2"><text:tab/><text:tab/>}catch(IOException e){</text:p>
      <text:p text:style-name="P2"><text:tab/><text:tab/><text:tab/>System.out.println("Connection: " + e.getMessage());</text:p>
      <text:p text:style-name="P2"><text:tab/><text:tab/>}</text:p>
      <text:p text:style-name="P2"><text:tab/>}</text:p>
      <text:p text:style-name="P2"/>
      <text:p text:style-name="P2"><text:tab/>public void run(){</text:p>
      <text:p text:style-name="P2"><text:tab/><text:tab/>try{</text:p>
      <text:p text:style-name="P2"><text:tab/><text:tab/><text:tab/>String data = in.readUTF();</text:p>
      <text:p text:style-name="P2"><text:tab/><text:tab/><text:tab/>System.out.println("Mensagem recebida servidor: " +Citala.DesCripitografar(data,chave) );</text:p>
      <text:p text:style-name="P2"><text:tab/><text:tab/><text:tab/>Interface.Aviso("Mensagem recebida servidor:", Citala.DesCripitografar(data,chave));</text:p>
      <text:p text:style-name="P2"><text:tab/><text:tab/><text:tab/>out.writeUTF("TCPServer: teste de envio de mensagem.");</text:p>
      <text:p text:style-name="P2"><text:tab/><text:tab/>}catch(EOFException e){</text:p>
      <text:p text:style-name="P2"><text:tab/><text:tab/><text:tab/>System.out.println("EOF: " + e.getMessage());</text:p>
      <text:p text:style-name="P2"><text:tab/><text:tab/>}catch(IOException e){</text:p>
      <text:p text:style-name="P2"><text:tab/><text:tab/><text:tab/>System.out.println("IO: " + e.getMessage());</text:p>
      <text:p text:style-name="P2"><text:soft-page-break/><text:tab/><text:tab/>}finally{</text:p>
      <text:p text:style-name="P2"><text:tab/><text:tab/><text:tab/>try{</text:p>
      <text:p text:style-name="P2"><text:tab/><text:tab/><text:tab/><text:tab/>clientSocket.close();</text:p>
      <text:p text:style-name="P2"><text:tab/><text:tab/><text:tab/>}catch(IOException e){</text:p>
      <text:p text:style-name="P2"><text:tab/><text:tab/><text:tab/><text:tab/>System.out.println("Falha ao fechar o clientSocket: " + e.getMessage());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2">--------------------------------------------------------------------------------</text:p>
      <text:p text:style-name="P2"/>
      <text:p text:style-name="P2"/>
      <text:p text:style-name="P2">package Principal;</text:p>
      <text:p text:style-name="P2"/>
      <text:p text:style-name="P2">import java.net.*;</text:p>
      <text:p text:style-name="P2">import java.io.*;</text:p>
      <text:p text:style-name="P2"/>
      <text:p text:style-name="P2">/*</text:p>
      <text:p text:style-name="P2"><text:s/>* Dupla Thiago e Matheus</text:p>
      <text:p text:style-name="P2"><text:s/>* </text:p>
      <text:p text:style-name="P2">*/</text:p>
      <text:p text:style-name="P2">public class TCPServer {</text:p>
      <text:p text:style-name="P2"><text:tab/></text:p>
      <text:p text:style-name="P2"/>
      <text:p text:style-name="P2"/>
      <text:p text:style-name="P2"><text:tab/>public static void executarServer(int chave) {</text:p>
      <text:p text:style-name="P2"><text:tab/><text:tab/>// TODO Auto-generated method stub</text:p>
      <text:p text:style-name="P2"><text:tab/><text:tab/>try{</text:p>
      <text:p text:style-name="P2"><text:tab/><text:tab/><text:tab/>int serverPort = 5678;</text:p>
      <text:p text:style-name="P2"><text:tab/><text:tab/><text:tab/>ServerSocket listenSocket = new ServerSocket(serverPort);</text:p>
      <text:p text:style-name="P2"><text:tab/><text:tab/><text:tab/>System.out.println("Servidor escutando a porta: " + serverPort);</text:p>
      <text:p text:style-name="P2"><text:tab/><text:tab/><text:tab/>while(true){</text:p>
      <text:p text:style-name="P2"><text:tab/><text:tab/><text:tab/><text:tab/>Socket clientSocket = listenSocket.accept();</text:p>
      <text:p text:style-name="P2"><text:tab/><text:tab/><text:tab/><text:tab/>Connection connection = new Connection(clientSocket, chave);</text:p>
      <text:p text:style-name="P2"><text:tab/><text:tab/><text:tab/>}</text:p>
      <text:p text:style-name="P2"><text:tab/><text:tab/>}catch(IOException e){</text:p>
      <text:p text:style-name="P2"><text:tab/><text:tab/><text:tab/>System.out.println("Listen: " + e.getMessage());</text:p>
      <text:p text:style-name="P2"><text:tab/><text:tab/>}</text:p>
      <text:p text:style-name="P2"><text:tab/><text:tab/></text:p>
      <text:p text:style-name="P2"><text:tab/>}</text:p>
      <text:p text:style-name="P2"/>
      <text:p text:style-name="P2">}</text:p>
      <text:p text:style-name="P2"/>
      <text:p text:style-name="P2"/>
      <text:p text:style-name="P3">----------------------------------------------------------</text:p>
      <text:p text:style-name="P2">package Principal;</text:p>
      <text:p text:style-name="P2"/>
      <text:p text:style-name="P2">/*</text:p>
      <text:p text:style-name="P2"><text:soft-page-break/><text:s/>* Dupla Thiago e Matheus</text:p>
      <text:p text:style-name="P2"><text:s/>* </text:p>
      <text:p text:style-name="P2">*/</text:p>
      <text:p text:style-name="P2">import javax.swing.JFrame;</text:p>
      <text:p text:style-name="P2">import javax.swing.JOptionPane;</text:p>
      <text:p text:style-name="P2"/>
      <text:p text:style-name="P2"/>
      <text:p text:style-name="P2">public class Interface {</text:p>
      <text:p text:style-name="P2"/>
      <text:p text:style-name="P2">static JFrame frame;</text:p>
      <text:p text:style-name="P2"><text:s text:c="4"/>public static String LerTexto(String leitura) {</text:p>
      <text:p text:style-name="P2"><text:s text:c="8"/>String retorno;</text:p>
      <text:p text:style-name="P2"><text:s text:c="8"/>retorno = JOptionPane.showInputDialog(null, leitura, "Janela Principal", JOptionPane.QUESTION_MESSAGE); <text:s/></text:p>
      <text:p text:style-name="P2"><text:s text:c="8"/>return retorno;</text:p>
      <text:p text:style-name="P2"><text:s text:c="4"/>}</text:p>
      <text:p text:style-name="P2"/>
      <text:p text:style-name="P2"><text:s text:c="4"/>public static void Erro(String cima, String texto) {</text:p>
      <text:p text:style-name="P2"/>
      <text:p text:style-name="P2"><text:s text:c="8"/>JOptionPane.showMessageDialog(null, texto, cima, JOptionPane.ERROR_MESSAGE);</text:p>
      <text:p text:style-name="P2"><text:s text:c="4"/>}</text:p>
      <text:p text:style-name="P2"/>
      <text:p text:style-name="P2"><text:s text:c="4"/>public static void Aviso(String cima, String texto) {</text:p>
      <text:p text:style-name="P2"><text:s text:c="4"/><text:tab/>//System.out.println("Aviso\t"+cima+"\t"+texto);</text:p>
      <text:p text:style-name="P2"><text:s text:c="8"/>JOptionPane.showMessageDialog(null, texto, cima, JOptionPane.INFORMATION_MESSAGE);</text:p>
      <text:p text:style-name="P2"><text:s text:c="4"/>}</text:p>
      <text:p text:style-name="P2"><text:s text:c="4"/>public static String Mensagem(String frase) {</text:p>
      <text:p text:style-name="P2"><text:s text:c="8"/>String Entrada;</text:p>
      <text:p text:style-name="P2"><text:s text:c="7"/>// setDefaultCloseOperation(JFrame.EXIT_ON_CLOSE);</text:p>
      <text:p text:style-name="P2"><text:s text:c="8"/>Entrada = JOptionPane.showInputDialog(null, frase, "Escrever Mensagem", JOptionPane.QUESTION_MESSAGE);</text:p>
      <text:p text:style-name="P2"><text:s text:c="8"/>Aviso("mensagem envida original:", Entrada);</text:p>
      <text:p text:style-name="P2"><text:s text:c="8"/>return Entrada;</text:p>
      <text:p text:style-name="P2"><text:s text:c="4"/>}</text:p>
      <text:p text:style-name="P2"><text:s text:c="4"/>public static String Pesquisa (String frase){</text:p>
      <text:p text:style-name="P2"><text:s text:c="7"/>String Entrada;</text:p>
      <text:p text:style-name="P2"><text:s text:c="7"/>// setDefaultCloseOperation(JFrame.EXIT_ON_CLOSE);</text:p>
      <text:p text:style-name="P2"><text:s text:c="8"/>Entrada = JOptionPane.showInputDialog(null, frase, "Resultado", JOptionPane.INFORMATION_MESSAGE);</text:p>
      <text:p text:style-name="P2"><text:s text:c="8"/>return Entrada;</text:p>
      <text:p text:style-name="P2"><text:s text:c="6"/></text:p>
      <text:p text:style-name="P2"><text:s text:c="4"/>}</text:p>
      <text:p text:style-name="P2"/>
      <text:p text:style-name="P2"><text:s text:c="4"/></text:p>
      <text:p text:style-name="P2"/>
      <text:p text:style-name="P2">}</text:p>
      <text:p text:style-name="P3">----------------------------------------------------------</text:p>
      <text:p text:style-name="P5"><text:span text:style-name="T1">package</text:span><text:span text:style-name="T2"> Principal;</text:span></text:p>
      <text:p text:style-name="P7"><text:soft-page-break/></text:p>
      <text:p text:style-name="P6"><text:span text:style-name="T1">public</text:span><text:span text:style-name="T2"> </text:span><text:span text:style-name="T1">class</text:span><text:span text:style-name="T2"> </text:span><text:span text:style-name="T3">Principal</text:span><text:span text:style-name="T2"> </text:span><text:span text:style-name="T1">extends</text:span><text:span text:style-name="T2"> javax.swing.JFrame {</text:span></text:p>
      <text:p text:style-name="P7"/>
      <text:p text:style-name="P6"><text:span text:style-name="T2"><text:tab/></text:span><text:span text:style-name="T5">/*</text:span></text:p>
      <text:p text:style-name="P6"><text:span text:style-name="T5"><text:tab/> * </text:span><text:span text:style-name="T6">Dupla</text:span><text:span text:style-name="T5"> </text:span><text:span text:style-name="T6">Thiago</text:span><text:span text:style-name="T5"> e </text:span><text:span text:style-name="T6">Matheus</text:span></text:p>
      <text:p text:style-name="P6"><text:span text:style-name="T5"><text:tab/> * </text:span></text:p>
      <text:p text:style-name="P6"><text:span text:style-name="T5"><text:tab/>*/</text:span></text:p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7">args</text:span><text:span text:style-name="T2">) {</text:span></text:p>
      <text:p text:style-name="P6"><text:span text:style-name="T2"><text:tab/><text:tab/></text:span><text:span text:style-name="T1">int</text:span><text:span text:style-name="T2"> </text:span><text:span text:style-name="T7">chave</text:span><text:span text:style-name="T2">=4;</text:span></text:p>
      <text:p text:style-name="P6"><text:span text:style-name="T2"><text:tab/><text:tab/>TCPServer.</text:span><text:span text:style-name="T4">executarServer</text:span><text:span text:style-name="T2">(</text:span><text:span text:style-name="T7">chave</text:span><text:span text:style-name="T2">);</text:span></text:p>
      <text:p text:style-name="P6"><text:span text:style-name="T2"><text:tab/><text:tab/>TCPClient.</text:span><text:span text:style-name="T4">executarCliente</text:span><text:span text:style-name="T2">(</text:span><text:span text:style-name="T4">gerarInterface</text:span><text:span text:style-name="T2">(),</text:span><text:span text:style-name="T7">chave</text:span><text:span text:style-name="T2">);</text:span></text:p>
      <text:p text:style-name="P7"/>
      <text:p text:style-name="P6"><text:span text:style-name="T2"><text:tab/>}</text:span></text:p>
      <text:p text:style-name="P6"><text:span text:style-name="T2"><text:tab/> <text:s/></text:span><text:span text:style-name="T1">static</text:span><text:span text:style-name="T2"> String gerarInterface() {</text:span></text:p>
      <text:p text:style-name="P6"><text:span text:style-name="T2"><text:tab/> <text:s text:c="7"/></text:span><text:span text:style-name="T1">return</text:span><text:span text:style-name="T2"> Interface.</text:span><text:span text:style-name="T4">Mensagem</text:span><text:span text:style-name="T2">(</text:span><text:span text:style-name="T8">"Insira a sua mensagem:\n"</text:span><text:span text:style-name="T2">);</text:span></text:p>
      <text:p text:style-name="P6"><text:span text:style-name="T2"><text:tab/> <text:s text:c="3"/>}</text:span></text:p>
      <text:p text:style-name="P7"/>
      <text:p text:style-name="P7"/>
      <text:p text:style-name="P9"><text:span text:style-name="T2">}</text:span></text:p>
      <text:p text:style-name="P5"><text:span text:style-name="T2"/></text:p>
      <text:p text:style-name="P5"><text:span text:style-name="T2"/></text:p>
      <text:p text:style-name="P3"/>
      <text:p text:style-name="P3">package Principal;</text:p>
      <text:p text:style-name="P3">import java.net.*;</text:p>
      <text:p text:style-name="P3">import java.io.*;</text:p>
      <text:p text:style-name="P3">import Principal.Citala;</text:p>
      <text:p text:style-name="P3">public class TCPClient {</text:p>
      <text:p text:style-name="P3"/>
      <text:p text:style-name="P3"/>
      <text:p text:style-name="P3"><text:tab/>/*</text:p>
      <text:p text:style-name="P3"><text:tab/> * Dupla Thiago e Matheus</text:p>
      <text:p text:style-name="P3"><text:tab/> * </text:p>
      <text:p text:style-name="P3"><text:tab/>*/</text:p>
      <text:p text:style-name="P3"><text:tab/></text:p>
      <text:p text:style-name="P3"><text:tab/>public static void executarCliente(String mensagem, int chave) {</text:p>
      <text:p text:style-name="P3"><text:tab/><text:tab/></text:p>
      <text:p text:style-name="P3"><text:tab/><text:tab/>Socket socket = null;</text:p>
      <text:p text:style-name="P3"><text:tab/><text:tab/>try{</text:p>
      <text:p text:style-name="P3"><text:tab/><text:tab/><text:tab/>int serverPort = 5678;</text:p>
      <text:p text:style-name="P3"><text:tab/><text:tab/><text:tab/>socket = new Socket("localhost", serverPort);</text:p>
      <text:p text:style-name="P3"><text:tab/><text:tab/><text:tab/>DataInputStream in = new DataInputStream(socket.getInputStream());</text:p>
      <text:p text:style-name="P3"><text:tab/><text:tab/><text:tab/>DataOutputStream out = new DataOutputStream(socket.getOutputStream());</text:p>
      <text:p text:style-name="P3"><text:tab/><text:tab/><text:tab/>System.out.println("executarCliente"+mensagem);</text:p>
      <text:p text:style-name="P3"><text:tab/><text:tab/><text:tab/></text:p>
      <text:p text:style-name="P3"><text:tab/><text:tab/><text:tab/></text:p>
      <text:p text:style-name="P3"><text:tab/><text:tab/><text:tab/>String mensagemCriptografada= Citala.CripitografarMensagem(mensagem,chave);</text:p>
      <text:p text:style-name="P3"><text:tab/><text:tab/><text:tab/>System.out.printf("mensagem envida original:"+mensagem);</text:p>
      <text:p text:style-name="P3"><text:tab/><text:tab/><text:tab/></text:p>
      <text:p text:style-name="P3"><text:tab/><text:tab/><text:tab/>out.writeUTF(mensagemCriptografada);</text:p>
      <text:p text:style-name="P3"><text:tab/><text:tab/><text:tab/>String dataReceived = in.readUTF();</text:p>
      <text:p text:style-name="P3"><text:soft-page-break/><text:tab/><text:tab/><text:tab/>System.out.println("Dados recebidos: " + dataReceived);</text:p>
      <text:p text:style-name="P3"><text:tab/><text:tab/><text:tab/></text:p>
      <text:p text:style-name="P3"><text:tab/><text:tab/>}catch(EOFException e){</text:p>
      <text:p text:style-name="P3"><text:tab/><text:tab/><text:tab/>System.out.println("EOF: " + e.getMessage());</text:p>
      <text:p text:style-name="P3"><text:tab/><text:tab/>}catch(IOException e){</text:p>
      <text:p text:style-name="P3"><text:tab/><text:tab/><text:tab/>System.out.println("IO: " + e.getMessage());</text:p>
      <text:p text:style-name="P3"><text:tab/><text:tab/>}finally{</text:p>
      <text:p text:style-name="P3"><text:tab/><text:tab/><text:tab/>if(socket != null)</text:p>
      <text:p text:style-name="P3"><text:tab/><text:tab/><text:tab/><text:tab/>try{</text:p>
      <text:p text:style-name="P3"><text:tab/><text:tab/><text:tab/><text:tab/><text:tab/>socket.close();</text:p>
      <text:p text:style-name="P3"><text:tab/><text:tab/><text:tab/><text:tab/>}catch(IOException e){</text:p>
      <text:p text:style-name="P3"><text:tab/><text:tab/><text:tab/><text:tab/><text:tab/>System.out.println("Falha ao fechar a conexão: " + e.getMessage());</text:p>
      <text:p text:style-name="P3"><text:tab/><text:tab/><text:tab/><text:tab/>}</text:p>
      <text:p text:style-name="P3"><text:tab/><text:tab/>}</text:p>
      <text:p text:style-name="P3"><text:tab/>}</text:p>
      <text:p text:style-name="P3"><text:tab/></text:p>
      <text:p text:style-name="P3"/>
      <text:p text:style-name="P3"><text:tab/><text:tab/></text:p>
      <text:p text:style-name="P3"><text:tab/></text:p>
      <text:p text:style-name="P3"><text:tab/></text:p>
      <text:p text:style-name="P10">}</text:p>
      <text:p text:style-name="P3"/>
      <text:p text:style-name="P3"/>
      <text:p text:style-name="P3"><text:span text:style-name="T1">package</text:span><text:span text:style-name="T2"> Principal;</text:span></text:p>
      <text:p text:style-name="P7"/>
      <text:p text:style-name="P6"><text:span text:style-name="T5">/*</text:span></text:p>
      <text:p text:style-name="P6"><text:span text:style-name="T5"><text:s/>* </text:span><text:span text:style-name="T6">Dupla</text:span><text:span text:style-name="T5"> </text:span><text:span text:style-name="T6">Thiago</text:span><text:span text:style-name="T5"> e </text:span><text:span text:style-name="T6">Matheus</text:span></text:p>
      <text:p text:style-name="P6"><text:span text:style-name="T5"><text:s/>* </text:span></text:p>
      <text:p text:style-name="P6"><text:span text:style-name="T5">*/</text:span></text:p>
      <text:p text:style-name="P6"><text:span text:style-name="T1">public</text:span><text:span text:style-name="T2"> </text:span><text:span text:style-name="T1">class</text:span><text:span text:style-name="T2"> Citala {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static</text:span><text:span text:style-name="T2"> String CripitografarMensagem(String </text:span><text:span text:style-name="T7">mensagem</text:span><text:span text:style-name="T2">,</text:span><text:span text:style-name="T1">int</text:span><text:span text:style-name="T2"> </text:span><text:span text:style-name="T7">chave</text:span><text:span text:style-name="T2">) {</text:span></text:p>
      <text:p text:style-name="P6"><text:span text:style-name="T2"><text:tab/><text:tab/></text:span><text:span text:style-name="T5">// O "1" </text:span><text:span text:style-name="T6">marca</text:span><text:span text:style-name="T5"> </text:span><text:span text:style-name="T6">onde</text:span><text:span text:style-name="T5"> </text:span><text:span text:style-name="T6">tem</text:span><text:span text:style-name="T5"> </text:span><text:span text:style-name="T6">um</text:span><text:span text:style-name="T5"> espaÃ§o e </text:span><text:span text:style-name="T6">preenche</text:span><text:span text:style-name="T5"> a </text:span><text:span text:style-name="T6">tabela</text:span><text:span text:style-name="T5"> </text:span><text:span text:style-name="T6">quando</text:span><text:span text:style-name="T5"> </text:span><text:span text:style-name="T6">precisa</text:span><text:span text:style-name="T5">.</text:span></text:p>
      <text:p text:style-name="P6"><text:span text:style-name="T2"><text:tab/><text:tab/>String </text:span><text:span text:style-name="T7">mensagemSemEpaco</text:span><text:span text:style-name="T2"> = </text:span><text:span text:style-name="T7">mensagem</text:span><text:span text:style-name="T2">.replaceAll(</text:span><text:span text:style-name="T8">" "</text:span><text:span text:style-name="T2">, </text:span><text:span text:style-name="T8">"1"</text:span><text:span text:style-name="T2">);</text:span></text:p>
      <text:p text:style-name="P6"><text:span text:style-name="T2"><text:tab/><text:tab/>System.</text:span><text:span text:style-name="T10">out</text:span><text:span text:style-name="T2">.println(</text:span><text:span text:style-name="T7">chave</text:span><text:span text:style-name="T2">);</text:span></text:p>
      <text:p text:style-name="P6"><text:span text:style-name="T2"><text:tab/><text:tab/></text:span><text:span text:style-name="T1">int</text:span><text:span text:style-name="T2"> </text:span><text:span text:style-name="T7">tamanhoMatriz</text:span><text:span text:style-name="T2">=0;</text:span></text:p>
      <text:p text:style-name="P6"><text:span text:style-name="T2"><text:tab/><text:tab/></text:span><text:span text:style-name="T1">if</text:span><text:span text:style-name="T2">(</text:span><text:span text:style-name="T7">mensagemSemEpaco</text:span><text:span text:style-name="T2">.length() % </text:span><text:span text:style-name="T7">chave</text:span><text:span text:style-name="T2"> &gt; 0) {</text:span></text:p>
      <text:p text:style-name="P6"><text:span text:style-name="T2"><text:tab/><text:tab/><text:tab/></text:span><text:span text:style-name="T7">tamanhoMatriz</text:span><text:span text:style-name="T2"> = (</text:span><text:span text:style-name="T7">mensagemSemEpaco</text:span><text:span text:style-name="T2">.length() / </text:span><text:span text:style-name="T7">chave</text:span><text:span text:style-name="T2">)+1;</text:span></text:p>
      <text:p text:style-name="P6"><text:span text:style-name="T2"><text:tab/><text:tab/>}</text:span><text:span text:style-name="T1">else</text:span><text:span text:style-name="T2"> {</text:span></text:p>
      <text:p text:style-name="P6"><text:span text:style-name="T2"><text:tab/><text:tab/><text:tab/></text:span><text:span text:style-name="T7">tamanhoMatriz</text:span><text:span text:style-name="T2"> = (</text:span><text:span text:style-name="T7">mensagemSemEpaco</text:span><text:span text:style-name="T2">.length() / </text:span><text:span text:style-name="T7">chave</text:span><text:span text:style-name="T2">)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</text:span><text:span text:style-name="T1">char</text:span><text:span text:style-name="T2">[][] </text:span><text:span text:style-name="T7">matriz</text:span><text:span text:style-name="T2"> = </text:span><text:span text:style-name="T1">new</text:span><text:span text:style-name="T2"> </text:span><text:span text:style-name="T1">char</text:span><text:span text:style-name="T2">[</text:span><text:span text:style-name="T7">chave</text:span><text:span text:style-name="T2">][</text:span><text:span text:style-name="T7">tamanhoMatriz</text:span><text:span text:style-name="T2">];</text:span></text:p>
      <text:p text:style-name="P6"><text:span text:style-name="T2"><text:tab/><text:tab/>String </text:span><text:span text:style-name="T7">mensagemCriptografada</text:span><text:span text:style-name="T2">=</text:span><text:span text:style-name="T4">Criptografia</text:span><text:span text:style-name="T2">(</text:span><text:span text:style-name="T4">preencherMatriz</text:span><text:span text:style-name="T2">(</text:span><text:span text:style-name="T7">matriz</text:span><text:span text:style-name="T2">,</text:span><text:span text:style-name="T7">mensagemSemEpaco</text:span><text:span text:style-name="T2">),</text:span><text:span text:style-name="T7">chave</text:span><text:span text:style-name="T2">,</text:span><text:span text:style-name="T7">tamanhoMatriz</text:span><text:span text:style-name="T2">);</text:span></text:p>
      <text:p text:style-name="P6"><text:span text:style-name="T2"><text:tab/><text:tab/></text:span><text:span text:style-name="T1">return</text:span><text:span text:style-name="T2"> </text:span><text:span text:style-name="T7">mensagemCriptografada</text:span><text:span text:style-name="T2">;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char</text:span><text:span text:style-name="T2">[][] preencherMatriz(</text:span><text:span text:style-name="T1">char</text:span><text:span text:style-name="T2">[][] </text:span><text:span text:style-name="T7">matriz</text:span><text:span text:style-name="T2">,String </text:span><text:span text:style-name="T7">mensagemSemEpaco</text:span><text:span text:style-name="T2">) {</text:span></text:p>
      <text:p text:style-name="P6"><text:span text:style-name="T2"><text:tab/><text:tab/></text:span><text:span text:style-name="T1">int</text:span><text:span text:style-name="T2"> </text:span><text:span text:style-name="T7">contador</text:span><text:span text:style-name="T2">=0;</text:span></text:p>
      <text:p text:style-name="P6"><text:span text:style-name="T2"><text:tab/><text:tab/></text:span><text:span text:style-name="T1">for</text:span><text:span text:style-name="T2"> (</text:span><text:span text:style-name="T1">int</text:span><text:span text:style-name="T2"> </text:span><text:span text:style-name="T7">i</text:span><text:span text:style-name="T2"> =0;</text:span><text:span text:style-name="T7">i</text:span><text:span text:style-name="T2">&lt;</text:span><text:span text:style-name="T7">matriz</text:span><text:span text:style-name="T2">.</text:span><text:span text:style-name="T11">length</text:span><text:span text:style-name="T2">;</text:span><text:span text:style-name="T7">i</text:span><text:span text:style-name="T2">++) {</text:span></text:p>
      <text:p text:style-name="P6"><text:soft-page-break/><text:span text:style-name="T2"><text:tab/><text:tab/><text:tab/></text:span><text:span text:style-name="T1">for</text:span><text:span text:style-name="T2"> (</text:span><text:span text:style-name="T1">int</text:span><text:span text:style-name="T2"> </text:span><text:span text:style-name="T7">j</text:span><text:span text:style-name="T2"> =0;</text:span><text:span text:style-name="T7">j</text:span><text:span text:style-name="T2">&lt;</text:span><text:span text:style-name="T7">matriz</text:span><text:span text:style-name="T2">[</text:span><text:span text:style-name="T7">i</text:span><text:span text:style-name="T2">].</text:span><text:span text:style-name="T11">length</text:span><text:span text:style-name="T2">;</text:span><text:span text:style-name="T7">j</text:span><text:span text:style-name="T2">++) {</text:span></text:p>
      <text:p text:style-name="P6"><text:span text:style-name="T2"><text:tab/><text:tab/><text:tab/><text:tab/></text:span><text:span text:style-name="T1">if</text:span><text:span text:style-name="T2">(</text:span><text:span text:style-name="T7">contador</text:span><text:span text:style-name="T2">&lt;</text:span><text:span text:style-name="T7">mensagemSemEpaco</text:span><text:span text:style-name="T2">.length()) {</text:span></text:p>
      <text:p text:style-name="P6"><text:span text:style-name="T2"><text:tab/><text:tab/><text:tab/><text:tab/><text:tab/></text:span><text:span text:style-name="T1">char</text:span><text:span text:style-name="T2"> </text:span><text:span text:style-name="T7">letra</text:span><text:span text:style-name="T2"> = </text:span><text:span text:style-name="T7">mensagemSemEpaco</text:span><text:span text:style-name="T2">.charAt(</text:span><text:span text:style-name="T7">contador</text:span><text:span text:style-name="T2">);</text:span></text:p>
      <text:p text:style-name="P6"><text:span text:style-name="T2"><text:tab/><text:tab/><text:tab/><text:tab/><text:tab/></text:span><text:span text:style-name="T7">matriz</text:span><text:span text:style-name="T2"> [</text:span><text:span text:style-name="T7">i</text:span><text:span text:style-name="T2">][</text:span><text:span text:style-name="T7">j</text:span><text:span text:style-name="T2">]=</text:span><text:span text:style-name="T7">letra</text:span><text:span text:style-name="T2">;</text:span></text:p>
      <text:p text:style-name="P6"><text:span text:style-name="T2"><text:tab/><text:tab/><text:tab/><text:tab/>}</text:span><text:span text:style-name="T1">else</text:span><text:span text:style-name="T2"> {</text:span></text:p>
      <text:p text:style-name="P6"><text:span text:style-name="T2"><text:tab/><text:tab/><text:tab/><text:tab/><text:tab/></text:span><text:span text:style-name="T7">matriz</text:span><text:span text:style-name="T2"> [</text:span><text:span text:style-name="T7">i</text:span><text:span text:style-name="T2">][</text:span><text:span text:style-name="T7">j</text:span><text:span text:style-name="T2">]=</text:span><text:span text:style-name="T8">'1'</text:span><text:span text:style-name="T2">;</text:span></text:p>
      <text:p text:style-name="P6"><text:span text:style-name="T2"><text:tab/><text:tab/><text:tab/><text:tab/>}</text:span></text:p>
      <text:p text:style-name="P6"><text:span text:style-name="T2"><text:tab/><text:tab/><text:tab/><text:tab/></text:span><text:span text:style-name="T7">contador</text:span><text:span text:style-name="T2">++;</text:span></text:p>
      <text:p text:style-name="P6"><text:span text:style-name="T2"><text:tab/><text:tab/><text:tab/>}</text:span></text:p>
      <text:p text:style-name="P6"><text:span text:style-name="T2"><text:tab/><text:tab/></text:span></text:p>
      <text:p text:style-name="P6"><text:span text:style-name="T2"><text:tab/><text:tab/>}</text:span></text:p>
      <text:p text:style-name="P6"><text:span text:style-name="T2"><text:tab/><text:tab/></text:span><text:span text:style-name="T1">return</text:span><text:span text:style-name="T2"> </text:span><text:span text:style-name="T7">matriz</text:span><text:span text:style-name="T2">;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/text:span><text:span text:style-name="T1">static</text:span><text:span text:style-name="T2"> String Criptografia(</text:span><text:span text:style-name="T1">char</text:span><text:span text:style-name="T2">[][] </text:span><text:span text:style-name="T7">matriz</text:span><text:span text:style-name="T2">,</text:span><text:span text:style-name="T1">int</text:span><text:span text:style-name="T2"> </text:span><text:span text:style-name="T7">chave</text:span><text:span text:style-name="T2">, </text:span><text:span text:style-name="T1">int</text:span><text:span text:style-name="T2"> </text:span><text:span text:style-name="T7">tamanhoMatriz</text:span><text:span text:style-name="T2">) {</text:span></text:p>
      <text:p text:style-name="P6"><text:span text:style-name="T2"><text:tab/><text:tab/>String </text:span><text:span text:style-name="T7">mensagemCriptografada</text:span><text:span text:style-name="T2">= </text:span><text:span text:style-name="T8">""</text:span><text:span text:style-name="T2">;</text:span></text:p>
      <text:p text:style-name="P6"><text:span text:style-name="T2"><text:tab/><text:tab/></text:span></text:p>
      <text:p text:style-name="P6"><text:span text:style-name="T2"><text:tab/><text:tab/></text:span><text:span text:style-name="T1">for</text:span><text:span text:style-name="T2"> (</text:span><text:span text:style-name="T1">int</text:span><text:span text:style-name="T2"> </text:span><text:span text:style-name="T7">i</text:span><text:span text:style-name="T2"> =0;</text:span><text:span text:style-name="T7">i</text:span><text:span text:style-name="T2">&lt;</text:span><text:span text:style-name="T7">tamanhoMatriz</text:span><text:span text:style-name="T2">;</text:span><text:span text:style-name="T7">i</text:span><text:span text:style-name="T2">++) {</text:span></text:p>
      <text:p text:style-name="P6"><text:span text:style-name="T2"><text:tab/><text:tab/><text:tab/></text:span><text:span text:style-name="T1">for</text:span><text:span text:style-name="T2"> (</text:span><text:span text:style-name="T1">int</text:span><text:span text:style-name="T2"> </text:span><text:span text:style-name="T7">j</text:span><text:span text:style-name="T2"> =0;</text:span><text:span text:style-name="T7">j</text:span><text:span text:style-name="T2">&lt;</text:span><text:span text:style-name="T7">chave</text:span><text:span text:style-name="T2">;</text:span><text:span text:style-name="T7">j</text:span><text:span text:style-name="T2">++) {</text:span></text:p>
      <text:p text:style-name="P6"><text:span text:style-name="T2"><text:tab/><text:tab/><text:tab/><text:tab/></text:span><text:span text:style-name="T1">if</text:span><text:span text:style-name="T2">(</text:span><text:span text:style-name="T7">j</text:span><text:span text:style-name="T2">&lt;</text:span><text:span text:style-name="T7">chave</text:span><text:span text:style-name="T2">) {</text:span></text:p>
      <text:p text:style-name="P6"><text:span text:style-name="T2"><text:tab/><text:tab/><text:tab/><text:tab/><text:tab/></text:span><text:span text:style-name="T7">mensagemCriptografada</text:span><text:span text:style-name="T2">+=</text:span><text:span text:style-name="T7">matriz</text:span><text:span text:style-name="T2">[</text:span><text:span text:style-name="T7">j</text:span><text:span text:style-name="T2">][</text:span><text:span text:style-name="T7">i</text:span><text:span text:style-name="T2">];</text:span></text:p>
      <text:p text:style-name="P6"><text:span text:style-name="T2"><text:tab/><text:tab/><text:tab/><text:tab/>}</text:span></text:p>
      <text:p text:style-name="P6"><text:span text:style-name="T2"><text:tab/><text:tab/><text:tab/>}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</text:span><text:span text:style-name="T1">return</text:span><text:span text:style-name="T2"> </text:span><text:span text:style-name="T7">mensagemCriptografada</text:span><text:span text:style-name="T2">;</text:span></text:p>
      <text:p text:style-name="P6"><text:span text:style-name="T2"><text:tab/><text:tab/></text:span></text:p>
      <text:p text:style-name="P6"><text:span text:style-name="T2"><text:tab/>}</text:span></text:p>
      <text:p text:style-name="P6"><text:span text:style-name="T2"><text:tab/></text:span></text:p>
      <text:p text:style-name="P6"><text:span text:style-name="T2"><text:tab/></text:span><text:span text:style-name="T1">public</text:span><text:span text:style-name="T2"> <text:s/></text:span><text:span text:style-name="T1">static</text:span><text:span text:style-name="T2"> String DesCripitografar(String </text:span><text:span text:style-name="T7">mensagemCriptografada</text:span><text:span text:style-name="T2">,</text:span><text:span text:style-name="T1">int</text:span><text:span text:style-name="T2"> </text:span><text:span text:style-name="T7">chave</text:span><text:span text:style-name="T2">) {</text:span></text:p>
      <text:p text:style-name="P6"><text:span text:style-name="T2"><text:tab/></text:span></text:p>
      <text:p text:style-name="P6"><text:span text:style-name="T2"><text:tab/><text:tab/></text:span></text:p>
      <text:p text:style-name="P6"><text:span text:style-name="T2"><text:tab/><text:tab/>String </text:span><text:span text:style-name="T7">mensagemSemEpaco</text:span><text:span text:style-name="T2"> = </text:span><text:span text:style-name="T7">mensagemCriptografada</text:span><text:span text:style-name="T2">.replaceAll(</text:span><text:span text:style-name="T8">"1"</text:span><text:span text:style-name="T2">, </text:span><text:span text:style-name="T8">" "</text:span><text:span text:style-name="T2">);</text:span></text:p>
      <text:p text:style-name="P6"><text:span text:style-name="T2"><text:tab/><text:tab/></text:span><text:span text:style-name="T1">int</text:span><text:span text:style-name="T2"> </text:span><text:span text:style-name="T7">tamanhoMatriz</text:span><text:span text:style-name="T2">=0;</text:span></text:p>
      <text:p text:style-name="P6"><text:span text:style-name="T2"><text:tab/><text:tab/></text:span><text:span text:style-name="T1">if</text:span><text:span text:style-name="T2">(</text:span><text:span text:style-name="T7">mensagemSemEpaco</text:span><text:span text:style-name="T2">.length() % </text:span><text:span text:style-name="T7">chave</text:span><text:span text:style-name="T2"> &gt; 0) {</text:span></text:p>
      <text:p text:style-name="P6"><text:span text:style-name="T2"><text:tab/><text:tab/><text:tab/></text:span><text:span text:style-name="T7">tamanhoMatriz</text:span><text:span text:style-name="T2"> = (</text:span><text:span text:style-name="T7">mensagemSemEpaco</text:span><text:span text:style-name="T2">.length() / </text:span><text:span text:style-name="T7">chave</text:span><text:span text:style-name="T2">)+1;</text:span></text:p>
      <text:p text:style-name="P6"><text:span text:style-name="T2"><text:tab/><text:tab/>}</text:span><text:span text:style-name="T1">else</text:span><text:span text:style-name="T2"> {</text:span></text:p>
      <text:p text:style-name="P6"><text:span text:style-name="T2"><text:tab/><text:tab/><text:tab/></text:span><text:span text:style-name="T7">tamanhoMatriz</text:span><text:span text:style-name="T2"> = (</text:span><text:span text:style-name="T7">mensagemSemEpaco</text:span><text:span text:style-name="T2">.length() / </text:span><text:span text:style-name="T7">chave</text:span><text:span text:style-name="T2">);</text:span></text:p>
      <text:p text:style-name="P6"><text:span text:style-name="T2"><text:tab/><text:tab/>}</text:span></text:p>
      <text:p text:style-name="P6"><text:span text:style-name="T2"><text:tab/><text:tab/></text:span></text:p>
      <text:p text:style-name="P6"><text:span text:style-name="T2"><text:tab/><text:tab/></text:span><text:span text:style-name="T1">char</text:span><text:span text:style-name="T2">[][] </text:span><text:span text:style-name="T7">matriz</text:span><text:span text:style-name="T2"> = </text:span><text:span text:style-name="T1">new</text:span><text:span text:style-name="T2"> </text:span><text:span text:style-name="T1">char</text:span><text:span text:style-name="T2">[</text:span><text:span text:style-name="T7">tamanhoMatriz</text:span><text:span text:style-name="T2">][</text:span><text:span text:style-name="T7">chave</text:span><text:span text:style-name="T2">];</text:span></text:p>
      <text:p text:style-name="P6"><text:span text:style-name="T2"><text:tab/><text:tab/>String </text:span><text:span text:style-name="T7">mensagemOriginal</text:span><text:span text:style-name="T2">= </text:span><text:span text:style-name="T4">Desciptografia</text:span><text:span text:style-name="T2">(</text:span><text:span text:style-name="T4">preencherMatriz</text:span><text:span text:style-name="T2">(</text:span><text:span text:style-name="T7">matriz</text:span><text:span text:style-name="T2">,</text:span><text:span text:style-name="T7">mensagemSemEpaco</text:span><text:span text:style-name="T2">),</text:span><text:span text:style-name="T7">chave</text:span><text:span text:style-name="T2">,</text:span><text:span text:style-name="T7">tamanhoMatriz</text:span><text:span text:style-name="T2">);</text:span></text:p>
      <text:p text:style-name="P6"><text:span text:style-name="T2"><text:tab/><text:tab/></text:span></text:p>
      <text:p text:style-name="P6"><text:span text:style-name="T2"><text:tab/><text:tab/></text:span><text:span text:style-name="T1">return</text:span><text:span text:style-name="T2"> </text:span><text:span text:style-name="T7">mensagemOriginal</text:span><text:span text:style-name="T2">;</text:span></text:p>
      <text:p text:style-name="P6"><text:span text:style-name="T2"><text:tab/>}</text:span></text:p>
      <text:p text:style-name="P6"><text:span text:style-name="T2"><text:tab/></text:span></text:p>
      <text:p text:style-name="P7"/>
      <text:p text:style-name="P6"><text:span text:style-name="T2"><text:tab/></text:span><text:span text:style-name="T1">public</text:span><text:span text:style-name="T2"> </text:span><text:span text:style-name="T1">static</text:span><text:span text:style-name="T2"> String Desciptografia(</text:span><text:span text:style-name="T1">char</text:span><text:span text:style-name="T2">[][] </text:span><text:span text:style-name="T7">matriz</text:span><text:span text:style-name="T2">,</text:span><text:span text:style-name="T1">int</text:span><text:span text:style-name="T2"> </text:span><text:span text:style-name="T7">chave</text:span><text:span text:style-name="T2">, </text:span><text:span text:style-name="T1">int</text:span><text:span text:style-name="T2"> </text:span><text:span text:style-name="T7">tamanhoMatriz</text:span><text:span text:style-name="T2">) {</text:span></text:p>
      <text:p text:style-name="P6"><text:span text:style-name="T2"><text:tab/><text:tab/>String </text:span><text:span text:style-name="T7">mensagemCriptografada</text:span><text:span text:style-name="T2">= </text:span><text:span text:style-name="T8">""</text:span><text:span text:style-name="T2">;</text:span></text:p>
      <text:p text:style-name="P6"><text:span text:style-name="T2"><text:tab/><text:tab/></text:span><text:span text:style-name="T1">for</text:span><text:span text:style-name="T2"> (</text:span><text:span text:style-name="T1">int</text:span><text:span text:style-name="T2"> </text:span><text:span text:style-name="T7">i</text:span><text:span text:style-name="T2"> =0;</text:span><text:span text:style-name="T7">i</text:span><text:span text:style-name="T2">&lt;</text:span><text:span text:style-name="T7">chave</text:span><text:span text:style-name="T2">;</text:span><text:span text:style-name="T7">i</text:span><text:span text:style-name="T2">++) {</text:span></text:p>
      <text:p text:style-name="P6"><text:span text:style-name="T2"><text:tab/><text:tab/><text:tab/></text:span><text:span text:style-name="T1">for</text:span><text:span text:style-name="T2"> (</text:span><text:span text:style-name="T1">int</text:span><text:span text:style-name="T2"> </text:span><text:span text:style-name="T7">j</text:span><text:span text:style-name="T2"> =0;</text:span><text:span text:style-name="T7">j</text:span><text:span text:style-name="T2">&lt;</text:span><text:span text:style-name="T7">tamanhoMatriz</text:span><text:span text:style-name="T2">;</text:span><text:span text:style-name="T7">j</text:span><text:span text:style-name="T2">++) {</text:span></text:p>
      <text:p text:style-name="P6"><text:span text:style-name="T2"><text:tab/><text:tab/><text:tab/><text:tab/><text:tab/></text:span><text:span text:style-name="T7">mensagemCriptografada</text:span><text:span text:style-name="T2">+=</text:span><text:span text:style-name="T7">matriz</text:span><text:span text:style-name="T2">[</text:span><text:span text:style-name="T7">j</text:span><text:span text:style-name="T2">][</text:span><text:span text:style-name="T7">i</text:span><text:span text:style-name="T2">];</text:span></text:p>
      <text:p text:style-name="P6"><text:span text:style-name="T2"><text:tab/><text:tab/><text:tab/>}</text:span></text:p>
      <text:p text:style-name="P6"><text:span text:style-name="T2"><text:tab/><text:tab/>}</text:span></text:p>
      <text:p text:style-name="P7"/>
      <text:p text:style-name="P6"><text:span text:style-name="T2"><text:tab/><text:tab/></text:span><text:span text:style-name="T1">return</text:span><text:span text:style-name="T2"> </text:span><text:span text:style-name="T7">mensagemCriptografada</text:span><text:span text:style-name="T2">;</text:span></text:p>
      <text:p text:style-name="P6"><text:span text:style-name="T2"><text:tab/><text:tab/></text:span></text:p>
      <text:p text:style-name="P6"><text:soft-page-break/><text:span text:style-name="T2"><text:tab/>}</text:span></text:p>
      <text:p text:style-name="P6"><text:span text:style-name="T2"><text:tab/></text:span></text:p>
      <text:p text:style-name="P7"/>
      <text:p text:style-name="P6"><text:span text:style-name="T2"><text:tab/></text:span></text:p>
      <text:p text:style-name="P6"><text:span text:style-name="T2"><text:tab/></text:span></text:p>
      <text:p text:style-name="P6"><text:span text:style-name="T2">}</text:span></text:p>
      <text:p text:style-name="P6"><text:span text:style-name="T2"/></text:p>
      <text:p text:style-name="P8"><text:span text:style-name="T2">instruções :</text:span></text:p>
      <text:p text:style-name="P8"><text:span text:style-name="T2"/></text:p>
      <text:p text:style-name="P8"><text:span text:style-name="T2">para rodar basta criar um projeto no eclipse e rodar a classe principal duas veze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4-21T15:08:56.039000000</dc:date>
    <meta:editing-duration>PT6M19S</meta:editing-duration>
    <meta:editing-cycles>14</meta:editing-cycles>
    <meta:document-statistic meta:table-count="0" meta:image-count="0" meta:object-count="0" meta:page-count="7" meta:paragraph-count="265" meta:word-count="678" meta:character-count="7226" meta:non-whitespace-character-count="6172"/>
  </office:meta>
</office:document-meta>
</file>